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ERLAT David, STER Maxime</text:span></text:p>
      <text:p text:style-name="P1"><text:span text:style-name="T1">Codage de l’information</text:span></text:p>
      <text:p text:style-name="P2"/>
      <text:p text:style-name="P3"><text:span text:style-name="T1">Hadamard</text:span></text:p>
      <text:p text:style-name="P3"><text:span text:style-name="T1">Structures utilisées : Des matrices et tableaux</text:span></text:p>
      <text:p text:style-name="P3"><text:span text:style-name="T1">Paramètres : Le nombre d’utilisateurs</text:span></text:p>
      <text:p text:style-name="P3"><text:span text:style-name="T1">Fonctionnement : On détermine la taille de la matrice de Hadamard en fonction du nombre d’utilisateurs, puis on applique l’algorithme pour générer la matrice finale. Ensuite, on attribue à chaque utilisateur une séquence, puis elle est codée.</text:span></text:p>
      <text:p text:style-name="P3"><text:span text:style-name="T1"/></text:p>
      <text:p text:style-name="P3"><text:span text:style-name="T1"/></text:p>
      <text:p text:style-name="P3"><text:span text:style-name="T1">Codeur longueur Maximal :</text:span></text:p>
      <text:p text:style-name="P3"><text:span text:style-name="T1">Structures utilisées : tableaux</text:span></text:p>
      <text:p text:style-name="P3"><text:span text:style-name="T1">Paramètres : polynôme de génération, les registres initialisé et la longueur de la séquence</text:span></text:p>
      <text:p text:style-name="P3"><text:span text:style-name="T1">Fonctionnement : On produit un XOR sur les registres du polynôme de génération puis on fait le décalage</text:span></text:p>
      <text:p text:style-name="P3"><text:span text:style-name="T1">limite du programme : Ne produit qu'un seul décalag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MERLAT</meta:initial-creator>
    <meta:editing-cycles>6</meta:editing-cycles>
    <meta:creation-date>2020-12-11T13:39:00</meta:creation-date>
    <dc:date>2020-12-13T06:55:15.68</dc:date>
    <meta:editing-duration>PT12H25M56S</meta:editing-duration>
    <meta:generator>OpenOffice/4.1.7$Win32 OpenOffice.org_project/417m1$Build-9800</meta:generator>
    <meta:document-statistic meta:table-count="0" meta:image-count="0" meta:object-count="0" meta:page-count="1" meta:paragraph-count="11" meta:word-count="106" meta:character-count="6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